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automatic-styles>
    <style:style style:name="co9" style:family="table-column">
      <style:table-column-properties fo:break-before="auto" style:column-width="8.73mm"/>
    </style:style>
    <style:style style:name="co10" style:family="table-column">
      <style:table-column-properties fo:break-before="auto" style:column-width="124.39mm"/>
    </style:style>
    <style:style style:name="co11" style:family="table-column">
      <style:table-column-properties fo:break-before="auto" style:column-width="61.93mm"/>
    </style:style>
    <style:style style:name="co7" style:family="table-column">
      <style:table-column-properties fo:break-before="auto" style:column-width="16.44mm"/>
    </style:style>
    <style:style style:name="co1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8.48mm"/>
    </style:style>
    <style:style style:name="co8" style:family="table-column">
      <style:table-column-properties fo:break-before="auto" style:column-width="16.95mm"/>
    </style:style>
    <style:style style:name="co12" style:family="table-column">
      <style:table-column-properties fo:break-before="auto" style:column-width="35.47mm"/>
    </style:style>
    <style:style style:name="co13" style:family="table-column">
      <style:table-column-properties fo:break-before="auto" style:column-width="24.92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6.64mm"/>
    </style:style>
    <style:style style:name="co16" style:family="table-column">
      <style:table-column-properties fo:break-before="auto" style:column-width="46.2mm"/>
    </style:style>
    <style:style style:name="co17" style:family="table-column">
      <style:table-column-properties fo:break-before="auto" style:column-width="46.37mm"/>
    </style:style>
    <style:style style:name="co18" style:family="table-column">
      <style:table-column-properties fo:break-before="auto" style:column-width="33.55mm"/>
    </style:style>
    <style:style style:name="ro24" style:family="table-row">
      <style:table-row-properties style:row-height="6.35mm" fo:break-before="auto" style:use-optimal-row-height="false"/>
    </style:style>
    <style:style style:name="ro25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11.04mm" fo:break-before="auto" style:use-optimal-row-height="true"/>
    </style:style>
    <style:style style:name="ro26" style:family="table-row">
      <style:table-row-properties style:row-height="11.11mm" fo:break-before="auto" style:use-optimal-row-height="true"/>
    </style:style>
    <style:style style:name="ro12" style:family="table-row">
      <style:table-row-properties style:row-height="6.05mm" fo:break-before="auto" style:use-optimal-row-height="true"/>
    </style:style>
    <style:style style:name="ro15" style:family="table-row">
      <style:table-row-properties style:row-height="5.82mm" fo:break-before="auto" style:use-optimal-row-height="true"/>
    </style:style>
    <style:style style:name="ro14" style:family="table-row">
      <style:table-row-properties style:row-height="21.06mm" fo:break-before="auto" style:use-optimal-row-height="true"/>
    </style:style>
    <style:style style:name="ro27" style:family="table-row">
      <style:table-row-properties style:row-height="11.38mm" fo:break-before="auto" style:use-optimal-row-height="false"/>
    </style:style>
    <style:style style:name="ro17" style:family="table-row">
      <style:table-row-properties style:row-height="6.09mm" fo:break-before="auto" style:use-optimal-row-height="false"/>
    </style:style>
    <style:style style:name="ro18" style:family="table-row">
      <style:table-row-properties style:row-height="12.44mm" fo:break-before="auto" style:use-optimal-row-height="false"/>
    </style:style>
    <style:style style:name="ro19" style:family="table-row">
      <style:table-row-properties style:row-height="16.67mm" fo:break-before="auto" style:use-optimal-row-height="true"/>
    </style:style>
    <style:style style:name="ro20" style:family="table-row">
      <style:table-row-properties style:row-height="14.29mm" fo:break-before="auto" style:use-optimal-row-height="false"/>
    </style:style>
    <style:style style:name="ro21" style:family="table-row">
      <style:table-row-properties style:row-height="22.23mm" fo:break-before="auto" style:use-optimal-row-height="true"/>
    </style:style>
    <style:style style:name="ro22" style:family="table-row">
      <style:table-row-properties style:row-height="13.49mm" fo:break-before="auto" style:use-optimal-row-height="false"/>
    </style:style>
    <style:style style:name="ro23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7.67mm" fo:break-before="auto" style:use-optimal-row-height="false"/>
    </style:style>
    <style:style style:name="ro28" style:family="table-row">
      <style:table-row-properties style:row-height="12.17mm" fo:break-before="auto" style:use-optimal-row-height="false"/>
    </style:style>
    <style:style style:name="ro31" style:family="table-row">
      <style:table-row-properties style:row-height="5.57mm" fo:break-before="auto" style:use-optimal-row-height="true"/>
    </style:style>
    <style:style style:name="ro32" style:family="table-row">
      <style:table-row-properties style:row-height="11.11mm" fo:break-before="auto" style:use-optimal-row-height="false"/>
    </style:style>
    <style:style style:name="ro33" style:family="table-row">
      <style:table-row-properties style:row-height="5.79mm" fo:break-before="auto" style:use-optimal-row-height="true"/>
    </style:style>
    <style:style style:name="ro34" style:family="table-row">
      <style:table-row-properties style:row-height="5.29mm" fo:break-before="auto" style:use-optimal-row-height="true"/>
    </style:style>
    <style:style style:name="ro35" style:family="table-row">
      <style:table-row-properties style:row-height="8.73mm" fo:break-before="auto" style:use-optimal-row-height="false"/>
    </style:style>
    <style:style style:name="ro36" style:family="table-row">
      <style:table-row-properties style:row-height="6.07mm" fo:break-before="auto" style:use-optimal-row-height="true"/>
    </style:style>
    <style:style style:name="ro37" style:family="table-row">
      <style:table-row-properties style:row-height="11.09mm" fo:break-before="auto" style:use-optimal-row-height="true"/>
    </style:style>
    <style:style style:name="ro38" style:family="table-row">
      <style:table-row-properties style:row-height="11.64mm" fo:break-before="auto" style:use-optimal-row-height="false"/>
    </style:style>
    <style:style style:name="ta3" style:family="table" style:master-page-name="PageStyle_5f_Эмиссия">
      <style:table-properties table:display="true" style:writing-mode="lr-tb"/>
    </style:style>
    <style:style style:name="ta4" style:family="table" style:master-page-name="PageStyle_5f_2_20_уровень">
      <style:table-properties table:display="true" style:writing-mode="lr-tb"/>
    </style:style>
    <style:style style:name="ta5" style:family="table" style:master-page-name="PageStyle_5f_Данные">
      <style:table-properties table:display="true" style:writing-mode="lr-tb" tableooo:tab-color="#99cc00"/>
    </style:style>
    <style:style style:name="ta6" style:family="table" style:master-page-name="PageStyle_5f_1_20_уровень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23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1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8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0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7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74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58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7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ce79" style:family="table-cell" style:parent-style-name="Default">
      <style:table-cell-properties style:cell-protect="none" style:print-content="true" fo:padding="0.71mm"/>
    </style:style>
    <style:style style:name="ce80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cell-protect="protected formula-hidden" style:print-content="true" fo:padding="0.71mm"/>
    </style:style>
    <style:style style:name="ce8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3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90" style:family="table-cell" style:parent-style-name="Default" style:data-style-name="N3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1" style:family="table-cell" style:parent-style-name="Default" style:data-style-name="N3">
      <style:table-cell-properties style:cell-protect="none" style:print-content="true" fo:padding="0.71mm"/>
    </style:style>
    <style:style style:name="ce92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3">
      <style:table-cell-properties style:cell-protect="none" style:print-content="true" style:diagonal-bl-tr="none" style:diagonal-tl-br="none" fo:border="0.74pt solid #1a1a1a" fo:padding="0.71mm" style:rotation-align="non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94" style:family="table-cell" style:parent-style-name="Default" style:data-style-name="N3">
      <style:table-cell-properties style:cell-protect="protected formula-hidden" style:print-content="true" fo:padding="0.71mm"/>
    </style:style>
    <style:style style:name="ce95" style:family="table-cell" style:parent-style-name="Default" style:data-style-name="N118">
      <style:table-cell-properties style:cell-protect="none" style:print-content="true" fo:padding="0.71mm"/>
    </style:style>
    <style:style style:name="ce96" style:family="table-cell" style:parent-style-name="Default" style:data-style-name="N118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20">
      <style:table-cell-properties style:cell-protect="none" style:print-content="true" style:diagonal-bl-tr="none" style:diagonal-tl-br="none" fo:border="0.74pt solid #1a1a1a" fo:padding="0.71mm" style:rotation-align="non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98" style:family="table-cell" style:parent-style-name="Default" style:data-style-name="N118">
      <style:table-cell-properties style:cell-protect="protected formula-hidden" style:print-content="true" fo:padding="0.71mm"/>
    </style:style>
    <style:style style:name="ce99" style:family="table-cell" style:parent-style-name="Default" style:data-style-name="N3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0" style:family="table-cell" style:parent-style-name="Default" style:data-style-name="N120">
      <style:table-cell-properties style:cell-protect="none" style:print-content="true" fo:padding="0.71mm"/>
    </style:style>
    <style:style style:name="ce10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9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2_5f_1_5f_1" style:base-cell-address="'1 уровень'.C11"/>
      <style:map style:condition="is-true-formula(NOT(ISERROR(SEARCH(&quot;ДА&quot;;[.C11]))))" style:apply-style-name="Excel_5f_CondFormat_5f_2_5f_1_5f_2" style:base-cell-address="'1 уровень'.C11"/>
    </style:style>
    <style:style style:name="ce132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3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1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2" style:family="table-cell" style:parent-style-name="Default" style:data-style-name="N99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3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IF(OR(NOT([.$C$12]=[.$E$12]);NOT([.$C$13]=[.$E$13]);NOT((ROUND([.$C$14];2)=[.$E$14]));NOT([.$C$15]=[.$E$15]))))" style:apply-style-name="Excel_5f_CondFormat_5f_4_5f_2_5f_1" style:base-cell-address="'1 уровень'.D11"/>
    </style:style>
    <style:style style:name="ce144" style:family="table-cell" style:parent-style-name="Default">
      <style:table-cell-properties fo:background-color="#ffffff" style:cell-protect="hidden-and-protected" style:print-content="false"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5" style:family="table-cell" style:parent-style-name="Default" style:data-style-name="N119">
      <style:table-cell-properties fo:background-color="#ffffff" style:cell-protect="hidden-and-protected" style:print-content="false"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47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9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15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53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15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4" style:family="text">
      <style:text-properties style:font-name="Cambria" style:text-position="0% 100%" fo:font-size="12pt" fo:font-weight="bold" style:text-underline-style="none" style:text-underline-color="font-color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6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анные" table:style-name="ta5">
        <office:forms form:automatic-focus="false" form:apply-design-mode="false"/>
        <table:table-column table:style-name="co1" table:visibility="collapse" table:default-cell-style-name="ce79"/>
        <table:table-column table:style-name="co6" table:default-cell-style-name="ce86"/>
        <table:table-column table:style-name="co8" table:default-cell-style-name="ce87"/>
        <table:table-column table:style-name="co12" table:default-cell-style-name="ce91"/>
        <table:table-column table:style-name="co13" table:default-cell-style-name="ce95"/>
        <table:table-column table:style-name="co14" table:visibility="collapse" table:default-cell-style-name="ce94"/>
        <table:table-column table:style-name="co7" table:visibility="collapse" table:default-cell-style-name="ce79"/>
        <table:table-column table:style-name="co14" table:visibility="collapse" table:default-cell-style-name="ce79"/>
        <table:table-column table:style-name="co15" table:default-cell-style-name="ce79"/>
        <table:table-column table:style-name="co7" table:number-columns-repeated="248" table:default-cell-style-name="ce79"/>
        <table:table-column table:style-name="co7" table:number-columns-repeated="767" table:default-cell-style-name="Default"/>
        <table:table-row table:style-name="ro31">
          <table:table-cell/>
          <table:table-cell table:style-name="ce82" office:value-type="string" calcext:value-type="string">
            <text:p>Торговые дни (в течении 30 календарных дней)</text:p>
          </table:table-cell>
          <table:table-cell table:number-columns-repeated="1022"/>
        </table:table-row>
        <table:table-row table:style-name="ro31" table:visibility="collapse">
          <table:table-cell/>
          <table:table-cell table:style-name="ce82" table:formula="of:=COUNTIF([.C4:.C33]; &quot;&gt;0&quot;)" office:value-type="float" office:value="0" calcext:value-type="float">
            <text:p>0</text:p>
          </table:table-cell>
          <table:table-cell table:formula="of:=SUMIF([.C4:.C33];&quot;&gt;0&quot;)" office:value-type="float" office:value="0" calcext:value-type="float">
            <text:p>0</text:p>
          </table:table-cell>
          <table:table-cell table:formula="of:=SUM([.D4:.D33])" office:value-type="float" office:value="-60" calcext:value-type="float">
            <text:p>-60</text:p>
          </table:table-cell>
          <table:table-cell table:style-name="ce91"/>
          <table:table-cell table:number-columns-repeated="1019"/>
        </table:table-row>
        <table:table-row table:style-name="ro32">
          <table:table-cell table:style-name="ce80"/>
          <table:table-cell table:style-name="ce83" office:value-type="string" calcext:value-type="string">
            <text:p>дни</text:p>
          </table:table-cell>
          <table:table-cell table:style-name="ce88" office:value-type="string" calcext:value-type="string">
            <text:p>Сделок, <text:s/>шт</text:p>
          </table:table-cell>
          <table:table-cell table:style-name="ce92" office:value-type="string" calcext:value-type="string">
            <text:p>объем сделок, руб.</text:p>
          </table:table-cell>
          <table:table-cell table:style-name="ce96" office:value-type="string" calcext:value-type="string">
            <text:p>Средневзвешенная цена, %</text:p>
          </table:table-cell>
          <table:table-cell table:style-name="ce99"/>
          <table:table-cell table:style-name="ce80" table:number-columns-repeated="1018"/>
        </table:table-row>
        <table:table-row table:style-name="ro33">
          <table:table-cell table:formula="of:=IF([.E4]&lt;&gt;0;MAX([.$A$3:.A3])+1;&quot;&quot;)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4]&gt;0;ROUND([.D4]/([.E4]*10);0);0)" office:value-type="float" office:value="0" calcext:value-type="float">
            <text:p>0</text:p>
          </table:table-cell>
          <table:table-cell table:style-name="ce100" table:formula="of:=INDEX([.$E$4:.$E$33];ROWS([.E4:.$E$33]))" office:value-type="float" office:value="-1" calcext:value-type="float">
            <text:p>-1,000</text:p>
          </table:table-cell>
          <table:table-cell table:style-name="ce100" table:formula="of:=INDEX([.G4:.G33];MATCH(TRUE();INDEX([.G4:.G33]&lt;&gt;0;);0))" office:value-type="float" office:value="-1" calcext:value-type="float">
            <text:p>-1,000</text:p>
          </table:table-cell>
          <table:table-cell table:number-columns-repeated="1016"/>
        </table:table-row>
        <table:table-row table:style-name="ro33">
          <table:table-cell table:formula="of:=IF([.E5]&lt;&gt;0;MAX([.$A$3:.A4])+1;&quot;&quot;)" office:value-type="float" office:value="2" calcext:value-type="float">
            <text:p>2</text:p>
          </table:table-cell>
          <table:table-cell table:style-name="ce84" office:value-type="float" office:value="2" calcext:value-type="float">
            <text:p>2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5]&gt;0;ROUND([.D5]/([.E5]*10);0);0)" office:value-type="float" office:value="0" calcext:value-type="float">
            <text:p>0</text:p>
          </table:table-cell>
          <table:table-cell table:style-name="ce100" table:formula="of:=INDEX([.$E$4:.$E$33];ROWS([.E5:.$E$33]))" office:value-type="float" office:value="-1" calcext:value-type="float">
            <text:p>-1,000</text:p>
          </table:table-cell>
          <table:table-cell table:number-columns-repeated="1017"/>
        </table:table-row>
        <table:table-row table:style-name="ro33">
          <table:table-cell table:formula="of:=IF([.E6]&lt;&gt;0;MAX([.$A$3:.A5])+1;&quot;&quot;)" office:value-type="float" office:value="3" calcext:value-type="float">
            <text:p>3</text:p>
          </table:table-cell>
          <table:table-cell table:style-name="ce84" office:value-type="float" office:value="3" calcext:value-type="float">
            <text:p>3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6]&gt;0;ROUND([.D6]/([.E6]*10);0);0)" office:value-type="float" office:value="0" calcext:value-type="float">
            <text:p>0</text:p>
          </table:table-cell>
          <table:table-cell table:style-name="ce100" table:formula="of:=INDEX([.$E$4:.$E$33];ROWS([.E6:.$E$33]))" office:value-type="float" office:value="-1" calcext:value-type="float">
            <text:p>-1,000</text:p>
          </table:table-cell>
          <table:table-cell table:number-columns-repeated="1017"/>
        </table:table-row>
        <table:table-row table:style-name="ro33">
          <table:table-cell table:formula="of:=IF([.E7]&lt;&gt;0;MAX([.$A$3:.A6])+1;&quot;&quot;)" office:value-type="float" office:value="4" calcext:value-type="float">
            <text:p>4</text:p>
          </table:table-cell>
          <table:table-cell table:style-name="ce84" office:value-type="float" office:value="4" calcext:value-type="float">
            <text:p>4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7]&gt;0;ROUND([.D7]/([.E7]*10);0);0)" office:value-type="float" office:value="0" calcext:value-type="float">
            <text:p>0</text:p>
          </table:table-cell>
          <table:table-cell table:style-name="ce100" table:formula="of:=INDEX([.$E$4:.$E$33];ROWS([.E7:.$E$33]))" office:value-type="float" office:value="-1" calcext:value-type="float">
            <text:p>-1,000</text:p>
          </table:table-cell>
          <table:table-cell/>
          <table:table-cell table:style-name="ce100">
            <table:detective>
              <table:operation table:name="trace-errors" table:index="0"/>
            </table:detective>
          </table:table-cell>
          <table:table-cell table:number-columns-repeated="1015"/>
        </table:table-row>
        <table:table-row table:style-name="ro33">
          <table:table-cell table:formula="of:=IF([.E8]&lt;&gt;0;MAX([.$A$3:.A7])+1;&quot;&quot;)" office:value-type="float" office:value="5" calcext:value-type="float">
            <text:p>5</text:p>
          </table:table-cell>
          <table:table-cell table:style-name="ce84" office:value-type="float" office:value="5" calcext:value-type="float">
            <text:p>5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8]&gt;0;ROUND([.D8]/([.E8]*10);0);0)" office:value-type="float" office:value="0" calcext:value-type="float">
            <text:p>0</text:p>
          </table:table-cell>
          <table:table-cell table:style-name="ce100" table:formula="of:=INDEX([.$E$4:.$E$33];ROWS([.E8:.$E$33]))" office:value-type="float" office:value="-1" calcext:value-type="float">
            <text:p>-1,000</text:p>
          </table:table-cell>
          <table:table-cell/>
          <table:table-cell table:style-name="ce100"/>
          <table:table-cell table:number-columns-repeated="1015"/>
        </table:table-row>
        <table:table-row table:style-name="ro33">
          <table:table-cell table:formula="of:=IF([.E9]&lt;&gt;0;MAX([.$A$3:.A8])+1;&quot;&quot;)" office:value-type="float" office:value="6" calcext:value-type="float">
            <text:p>6</text:p>
          </table:table-cell>
          <table:table-cell table:style-name="ce84" office:value-type="float" office:value="6" calcext:value-type="float">
            <text:p>6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9]&gt;0;ROUND([.D9]/([.E9]*10);0);0)" office:value-type="float" office:value="0" calcext:value-type="float">
            <text:p>0</text:p>
          </table:table-cell>
          <table:table-cell table:style-name="ce100" table:formula="of:=INDEX([.$E$4:.$E$33];ROWS([.E9:.$E$33]))" office:value-type="float" office:value="-1" calcext:value-type="float">
            <text:p>-1,000</text:p>
          </table:table-cell>
          <table:table-cell table:number-columns-repeated="1017"/>
        </table:table-row>
        <table:table-row table:style-name="ro33">
          <table:table-cell table:formula="of:=IF([.E10]&lt;&gt;0;MAX([.$A$3:.A9])+1;&quot;&quot;)" office:value-type="float" office:value="7" calcext:value-type="float">
            <text:p>7</text:p>
          </table:table-cell>
          <table:table-cell table:style-name="ce84" office:value-type="float" office:value="7" calcext:value-type="float">
            <text:p>7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10]&gt;0;ROUND([.D10]/([.E10]*10);0);0)" office:value-type="float" office:value="0" calcext:value-type="float">
            <text:p>0</text:p>
          </table:table-cell>
          <table:table-cell table:style-name="ce100" table:formula="of:=INDEX([.$E$4:.$E$33];ROWS([.E10:.$E$33]))" office:value-type="float" office:value="-1" calcext:value-type="float">
            <text:p>-1,000</text:p>
          </table:table-cell>
          <table:table-cell/>
          <table:table-cell table:style-name="ce100"/>
          <table:table-cell table:number-columns-repeated="1015"/>
        </table:table-row>
        <table:table-row table:style-name="ro33">
          <table:table-cell table:formula="of:=IF([.E11]&lt;&gt;0;MAX([.$A$3:.A10])+1;&quot;&quot;)" office:value-type="float" office:value="8" calcext:value-type="float">
            <text:p>8</text:p>
          </table:table-cell>
          <table:table-cell table:style-name="ce84" office:value-type="float" office:value="8" calcext:value-type="float">
            <text:p>8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11]&gt;0;ROUND([.D11]/([.E11]*10);0);0)" office:value-type="float" office:value="0" calcext:value-type="float">
            <text:p>0</text:p>
          </table:table-cell>
          <table:table-cell table:style-name="ce100" table:formula="of:=INDEX([.$E$4:.$E$33];ROWS([.E11:.$E$33]))" office:value-type="float" office:value="-1" calcext:value-type="float">
            <text:p>-1,000</text:p>
          </table:table-cell>
          <table:table-cell/>
          <table:table-cell table:style-name="ce100"/>
          <table:table-cell table:number-columns-repeated="1015"/>
        </table:table-row>
        <table:table-row table:style-name="ro33">
          <table:table-cell table:formula="of:=IF([.E12]&lt;&gt;0;MAX([.$A$3:.A11])+1;&quot;&quot;)" office:value-type="float" office:value="9" calcext:value-type="float">
            <text:p>9</text:p>
          </table:table-cell>
          <table:table-cell table:style-name="ce84" office:value-type="float" office:value="9" calcext:value-type="float">
            <text:p>9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12]&gt;0;ROUND([.D12]/([.E12]*10);0);0)" office:value-type="float" office:value="0" calcext:value-type="float">
            <text:p>0</text:p>
          </table:table-cell>
          <table:table-cell table:style-name="ce100" table:formula="of:=INDEX([.$E$4:.$E$33];ROWS([.E12:.$E$33]))" office:value-type="float" office:value="-1" calcext:value-type="float">
            <text:p>-1,000</text:p>
          </table:table-cell>
          <table:table-cell table:number-columns-repeated="1017"/>
        </table:table-row>
        <table:table-row table:style-name="ro33">
          <table:table-cell table:formula="of:=IF([.E13]&lt;&gt;0;MAX([.$A$3:.A12])+1;&quot;&quot;)"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13]&gt;0;ROUND([.D13]/([.E13]*10);0);0)" office:value-type="float" office:value="0" calcext:value-type="float">
            <text:p>0</text:p>
          </table:table-cell>
          <table:table-cell table:style-name="ce100" table:formula="of:=INDEX([.$E$4:.$E$33];ROWS([.E13:.$E$33]))" office:value-type="float" office:value="-1" calcext:value-type="float">
            <text:p>-1,000</text:p>
          </table:table-cell>
          <table:table-cell table:number-columns-repeated="1017"/>
        </table:table-row>
        <table:table-row table:style-name="ro33">
          <table:table-cell table:formula="of:=IF([.E14]&lt;&gt;0;MAX([.$A$3:.A13])+1;&quot;&quot;)" office:value-type="float" office:value="11" calcext:value-type="float">
            <text:p>11</text:p>
          </table:table-cell>
          <table:table-cell table:style-name="ce84" office:value-type="float" office:value="11" calcext:value-type="float">
            <text:p>11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14]&gt;0;ROUND([.D14]/([.E14]*10);0);0)" office:value-type="float" office:value="0" calcext:value-type="float">
            <text:p>0</text:p>
          </table:table-cell>
          <table:table-cell table:style-name="ce100" table:formula="of:=INDEX([.$E$4:.$E$33];ROWS([.E14:.$E$33]))" office:value-type="float" office:value="-1" calcext:value-type="float">
            <text:p>-1,000</text:p>
          </table:table-cell>
          <table:table-cell table:number-columns-repeated="1017"/>
        </table:table-row>
        <table:table-row table:style-name="ro33">
          <table:table-cell table:formula="of:=IF([.E15]&lt;&gt;0;MAX([.$A$3:.A14])+1;&quot;&quot;)" office:value-type="float" office:value="12" calcext:value-type="float">
            <text:p>12</text:p>
          </table:table-cell>
          <table:table-cell table:style-name="ce84" office:value-type="float" office:value="12" calcext:value-type="float">
            <text:p>12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15]&gt;0;ROUND([.D15]/([.E15]*10);0);0)" office:value-type="float" office:value="0" calcext:value-type="float">
            <text:p>0</text:p>
          </table:table-cell>
          <table:table-cell table:style-name="ce100" table:formula="of:=INDEX([.$E$4:.$E$33];ROWS([.E15:.$E$33]))" office:value-type="float" office:value="-1" calcext:value-type="float">
            <text:p>-1,000</text:p>
          </table:table-cell>
          <table:table-cell table:number-columns-repeated="1017"/>
        </table:table-row>
        <table:table-row table:style-name="ro33">
          <table:table-cell table:formula="of:=IF([.E16]&lt;&gt;0;MAX([.$A$3:.A15])+1;&quot;&quot;)" office:value-type="float" office:value="13" calcext:value-type="float">
            <text:p>13</text:p>
          </table:table-cell>
          <table:table-cell table:style-name="ce84" office:value-type="float" office:value="13" calcext:value-type="float">
            <text:p>13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16]&gt;0;ROUND([.D16]/([.E16]*10);0);0)" office:value-type="float" office:value="0" calcext:value-type="float">
            <text:p>0</text:p>
          </table:table-cell>
          <table:table-cell table:style-name="ce100" table:formula="of:=INDEX([.$E$4:.$E$33];ROWS([.E16:.$E$33]))" office:value-type="float" office:value="-1" calcext:value-type="float">
            <text:p>-1,000</text:p>
          </table:table-cell>
          <table:table-cell/>
          <table:table-cell table:style-name="ce100"/>
          <table:table-cell table:number-columns-repeated="1015"/>
        </table:table-row>
        <table:table-row table:style-name="ro33">
          <table:table-cell table:formula="of:=IF([.E17]&lt;&gt;0;MAX([.$A$3:.A16])+1;&quot;&quot;)" office:value-type="float" office:value="14" calcext:value-type="float">
            <text:p>14</text:p>
          </table:table-cell>
          <table:table-cell table:style-name="ce84" office:value-type="float" office:value="14" calcext:value-type="float">
            <text:p>14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17]&gt;0;ROUND([.D17]/([.E17]*10);0);0)" office:value-type="float" office:value="0" calcext:value-type="float">
            <text:p>0</text:p>
          </table:table-cell>
          <table:table-cell table:style-name="ce100" table:formula="of:=INDEX([.$E$4:.$E$33];ROWS([.E17:.$E$33]))" office:value-type="float" office:value="-1" calcext:value-type="float">
            <text:p>-1,000</text:p>
          </table:table-cell>
          <table:table-cell/>
          <table:table-cell table:style-name="ce100"/>
          <table:table-cell table:number-columns-repeated="1015"/>
        </table:table-row>
        <table:table-row table:style-name="ro33">
          <table:table-cell table:formula="of:=IF([.E18]&lt;&gt;0;MAX([.$A$3:.A17])+1;&quot;&quot;)" office:value-type="float" office:value="15" calcext:value-type="float">
            <text:p>15</text:p>
          </table:table-cell>
          <table:table-cell table:style-name="ce84" office:value-type="float" office:value="15" calcext:value-type="float">
            <text:p>15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18]&gt;0;ROUND([.D18]/([.E18]*10);0);0)" office:value-type="float" office:value="0" calcext:value-type="float">
            <text:p>0</text:p>
          </table:table-cell>
          <table:table-cell table:style-name="ce100" table:formula="of:=INDEX([.$E$4:.$E$33];ROWS([.E18:.$E$33]))" office:value-type="float" office:value="-1" calcext:value-type="float">
            <text:p>-1,000</text:p>
          </table:table-cell>
          <table:table-cell/>
          <table:table-cell table:style-name="ce100"/>
          <table:table-cell table:number-columns-repeated="1015"/>
        </table:table-row>
        <table:table-row table:style-name="ro33">
          <table:table-cell/>
          <table:table-cell table:style-name="ce84" office:value-type="float" office:value="16" calcext:value-type="float">
            <text:p>16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19]&gt;0;ROUND([.D19]/([.E19]*10);0);0)" office:value-type="float" office:value="0" calcext:value-type="float">
            <text:p>0</text:p>
          </table:table-cell>
          <table:table-cell table:style-name="ce100" table:formula="of:=INDEX([.$E$4:.$E$33];ROWS([.E19:.$E$33]))" office:value-type="float" office:value="-1" calcext:value-type="float">
            <text:p>-1,000</text:p>
          </table:table-cell>
          <table:table-cell/>
          <table:table-cell table:style-name="ce100"/>
          <table:table-cell table:number-columns-repeated="1015"/>
        </table:table-row>
        <table:table-row table:style-name="ro33">
          <table:table-cell/>
          <table:table-cell table:style-name="ce84" office:value-type="float" office:value="17" calcext:value-type="float">
            <text:p>17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20]&gt;0;ROUND([.D20]/([.E20]*10);0);0)" office:value-type="float" office:value="0" calcext:value-type="float">
            <text:p>0</text:p>
          </table:table-cell>
          <table:table-cell table:style-name="ce100" table:formula="of:=INDEX([.$E$4:.$E$33];ROWS([.E20:.$E$33]))" office:value-type="float" office:value="-1" calcext:value-type="float">
            <text:p>-1,000</text:p>
          </table:table-cell>
          <table:table-cell/>
          <table:table-cell table:style-name="ce100"/>
          <table:table-cell table:number-columns-repeated="1015"/>
        </table:table-row>
        <table:table-row table:style-name="ro33">
          <table:table-cell/>
          <table:table-cell table:style-name="ce84" office:value-type="float" office:value="18" calcext:value-type="float">
            <text:p>18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21]&gt;0;ROUND([.D21]/([.E21]*10);0);0)" office:value-type="float" office:value="0" calcext:value-type="float">
            <text:p>0</text:p>
          </table:table-cell>
          <table:table-cell table:style-name="ce100" table:formula="of:=INDEX([.$E$4:.$E$33];ROWS([.E21:.$E$33]))" office:value-type="float" office:value="-1" calcext:value-type="float">
            <text:p>-1,000</text:p>
          </table:table-cell>
          <table:table-cell/>
          <table:table-cell table:style-name="ce100"/>
          <table:table-cell table:number-columns-repeated="1015"/>
        </table:table-row>
        <table:table-row table:style-name="ro33">
          <table:table-cell/>
          <table:table-cell table:style-name="ce84" office:value-type="float" office:value="19" calcext:value-type="float">
            <text:p>19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22]&gt;0;ROUND([.D22]/([.E22]*10);0);0)" office:value-type="float" office:value="0" calcext:value-type="float">
            <text:p>0</text:p>
          </table:table-cell>
          <table:table-cell table:style-name="ce100" table:formula="of:=INDEX([.$E$4:.$E$33];ROWS([.E22:.$E$33]))" office:value-type="float" office:value="-1" calcext:value-type="float">
            <text:p>-1,000</text:p>
          </table:table-cell>
          <table:table-cell/>
          <table:table-cell table:style-name="ce100"/>
          <table:table-cell table:number-columns-repeated="1015"/>
        </table:table-row>
        <table:table-row table:style-name="ro33">
          <table:table-cell/>
          <table:table-cell table:style-name="ce84" office:value-type="float" office:value="20" calcext:value-type="float">
            <text:p>20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23]&gt;0;ROUND([.D23]/([.E23]*10);0);0)" office:value-type="float" office:value="0" calcext:value-type="float">
            <text:p>0</text:p>
          </table:table-cell>
          <table:table-cell table:style-name="ce100" table:formula="of:=INDEX([.$E$4:.$E$33];ROWS([.E23:.$E$33]))" office:value-type="float" office:value="-1" calcext:value-type="float">
            <text:p>-1,000</text:p>
          </table:table-cell>
          <table:table-cell/>
          <table:table-cell table:style-name="ce100"/>
          <table:table-cell table:number-columns-repeated="1015"/>
        </table:table-row>
        <table:table-row table:style-name="ro33">
          <table:table-cell/>
          <table:table-cell table:style-name="ce84" office:value-type="float" office:value="21" calcext:value-type="float">
            <text:p>21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24]&gt;0;ROUND([.D24]/([.E24]*10);0);0)" office:value-type="float" office:value="0" calcext:value-type="float">
            <text:p>0</text:p>
          </table:table-cell>
          <table:table-cell table:style-name="ce100" table:formula="of:=INDEX([.$E$4:.$E$33];ROWS([.E24:.$E$33]))" office:value-type="float" office:value="-1" calcext:value-type="float">
            <text:p>-1,000</text:p>
          </table:table-cell>
          <table:table-cell/>
          <table:table-cell table:style-name="ce100"/>
          <table:table-cell table:number-columns-repeated="1015"/>
        </table:table-row>
        <table:table-row table:style-name="ro33">
          <table:table-cell/>
          <table:table-cell table:style-name="ce84" office:value-type="float" office:value="22" calcext:value-type="float">
            <text:p>22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25]&gt;0;ROUND([.D25]/([.E25]*10);0);0)" office:value-type="float" office:value="0" calcext:value-type="float">
            <text:p>0</text:p>
          </table:table-cell>
          <table:table-cell table:style-name="ce100" table:formula="of:=INDEX([.$E$4:.$E$33];ROWS([.E25:.$E$33]))" office:value-type="float" office:value="-1" calcext:value-type="float">
            <text:p>-1,000</text:p>
          </table:table-cell>
          <table:table-cell/>
          <table:table-cell table:style-name="ce100"/>
          <table:table-cell table:number-columns-repeated="1015"/>
        </table:table-row>
        <table:table-row table:style-name="ro33">
          <table:table-cell/>
          <table:table-cell table:style-name="ce84" office:value-type="float" office:value="23" calcext:value-type="float">
            <text:p>23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26]&gt;0;ROUND([.D26]/([.E26]*10);0);0)" office:value-type="float" office:value="0" calcext:value-type="float">
            <text:p>0</text:p>
          </table:table-cell>
          <table:table-cell table:style-name="ce100" table:formula="of:=INDEX([.$E$4:.$E$33];ROWS([.E26:.$E$33]))" office:value-type="float" office:value="-1" calcext:value-type="float">
            <text:p>-1,000</text:p>
          </table:table-cell>
          <table:table-cell table:number-columns-repeated="1017"/>
        </table:table-row>
        <table:table-row table:style-name="ro33">
          <table:table-cell/>
          <table:table-cell table:style-name="ce84" office:value-type="float" office:value="24" calcext:value-type="float">
            <text:p>24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27]&gt;0;ROUND([.D27]/([.E27]*10);0);0)" office:value-type="float" office:value="0" calcext:value-type="float">
            <text:p>0</text:p>
          </table:table-cell>
          <table:table-cell table:style-name="ce100" table:formula="of:=INDEX([.$E$4:.$E$33];ROWS([.E27:.$E$33]))" office:value-type="float" office:value="-1" calcext:value-type="float">
            <text:p>-1,000</text:p>
          </table:table-cell>
          <table:table-cell table:number-columns-repeated="1017"/>
        </table:table-row>
        <table:table-row table:style-name="ro33">
          <table:table-cell/>
          <table:table-cell table:style-name="ce84" office:value-type="float" office:value="25" calcext:value-type="float">
            <text:p>25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28]&gt;0;ROUND([.D28]/([.E28]*10);0);0)" office:value-type="float" office:value="0" calcext:value-type="float">
            <text:p>0</text:p>
          </table:table-cell>
          <table:table-cell table:style-name="ce100" table:formula="of:=INDEX([.$E$4:.$E$33];ROWS([.E28:.$E$33]))" office:value-type="float" office:value="-1" calcext:value-type="float">
            <text:p>-1,000</text:p>
          </table:table-cell>
          <table:table-cell table:number-columns-repeated="1017"/>
        </table:table-row>
        <table:table-row table:style-name="ro33">
          <table:table-cell/>
          <table:table-cell table:style-name="ce84" office:value-type="float" office:value="26" calcext:value-type="float">
            <text:p>26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29]&gt;0;ROUND([.D29]/([.E29]*10);0);0)" office:value-type="float" office:value="0" calcext:value-type="float">
            <text:p>0</text:p>
          </table:table-cell>
          <table:table-cell table:style-name="ce100" table:formula="of:=INDEX([.$E$4:.$E$33];ROWS([.E29:.$E$33]))" office:value-type="float" office:value="-1" calcext:value-type="float">
            <text:p>-1,000</text:p>
          </table:table-cell>
          <table:table-cell table:number-columns-repeated="1017"/>
        </table:table-row>
        <table:table-row table:style-name="ro33">
          <table:table-cell/>
          <table:table-cell table:style-name="ce84" office:value-type="float" office:value="27" calcext:value-type="float">
            <text:p>27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30]&gt;0;ROUND([.D30]/([.E30]*10);0);0)" office:value-type="float" office:value="0" calcext:value-type="float">
            <text:p>0</text:p>
          </table:table-cell>
          <table:table-cell table:style-name="ce100" table:formula="of:=INDEX([.$E$4:.$E$33];ROWS([.E30:.$E$33]))" office:value-type="float" office:value="-1" calcext:value-type="float">
            <text:p>-1,000</text:p>
          </table:table-cell>
          <table:table-cell table:number-columns-repeated="1017"/>
        </table:table-row>
        <table:table-row table:style-name="ro33">
          <table:table-cell/>
          <table:table-cell table:style-name="ce84" office:value-type="float" office:value="28" calcext:value-type="float">
            <text:p>28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31]&gt;0;ROUND([.D31]/([.E31]*10);0);0)" office:value-type="float" office:value="0" calcext:value-type="float">
            <text:p>0</text:p>
          </table:table-cell>
          <table:table-cell table:style-name="ce100" table:formula="of:=INDEX([.$E$4:.$E$33];ROWS([.E31:.$E$33]))" office:value-type="float" office:value="-1" calcext:value-type="float">
            <text:p>-1,000</text:p>
          </table:table-cell>
          <table:table-cell table:number-columns-repeated="1017"/>
        </table:table-row>
        <table:table-row table:style-name="ro33">
          <table:table-cell/>
          <table:table-cell table:style-name="ce84" office:value-type="float" office:value="29" calcext:value-type="float">
            <text:p>29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32]&gt;0;ROUND([.D32]/([.E32]*10);0);0)" office:value-type="float" office:value="0" calcext:value-type="float">
            <text:p>0</text:p>
          </table:table-cell>
          <table:table-cell table:style-name="ce100" table:formula="of:=INDEX([.$E$4:.$E$33];ROWS([.E32:.$E$33]))" office:value-type="float" office:value="-1" calcext:value-type="float">
            <text:p>-1,000</text:p>
          </table:table-cell>
          <table:table-cell table:number-columns-repeated="1017"/>
        </table:table-row>
        <table:table-row table:style-name="ro33">
          <table:table-cell/>
          <table:table-cell table:style-name="ce84" office:value-type="float" office:value="30" calcext:value-type="float">
            <text:p>30</text:p>
          </table:table-cell>
          <table:table-cell table:style-name="ce89" office:value-type="float" office:value="-3" calcext:value-type="float">
            <text:p>-3</text:p>
          </table:table-cell>
          <table:table-cell table:style-name="ce93" office:value-type="float" office:value="-2" calcext:value-type="float">
            <text:p>-2</text:p>
          </table:table-cell>
          <table:table-cell table:style-name="ce97" office:value-type="float" office:value="-1" calcext:value-type="float">
            <text:p>-1,000</text:p>
          </table:table-cell>
          <table:table-cell table:formula="of:=IF([.D33]&gt;0;ROUND([.D33]/([.E33]*10);0);0)" office:value-type="float" office:value="0" calcext:value-type="float">
            <text:p>0</text:p>
          </table:table-cell>
          <table:table-cell table:style-name="ce100" table:formula="of:=INDEX([.$E$4:.$E$33];ROWS([.E33:.$E$33]))" office:value-type="float" office:value="-1" calcext:value-type="float">
            <text:p>-1,000</text:p>
          </table:table-cell>
          <table:table-cell table:number-columns-repeated="1017"/>
        </table:table-row>
        <table:table-row table:style-name="ro31" table:visibility="collapse">
          <table:table-cell table:style-name="ce81"/>
          <table:table-cell table:style-name="ce85"/>
          <table:table-cell table:style-name="ce90" table:formula="of:=SUMIF([.C4:.C33];&quot;&gt;0&quot;)" office:value-type="float" office:value="0" calcext:value-type="float">
            <text:p>0</text:p>
          </table:table-cell>
          <table:table-cell table:style-name="ce90" table:formula="of:=SUM([.D4:.D33])" office:value-type="float" office:value="-60" calcext:value-type="float">
            <text:p>-60</text:p>
          </table:table-cell>
          <table:table-cell table:style-name="ce90" table:formula="of:=SUM([.E4:.E33])" office:value-type="float" office:value="-30" calcext:value-type="float">
            <text:p>-30</text:p>
          </table:table-cell>
          <table:table-cell table:style-name="ce90" table:formula="of:=SUM([.F4:.F33])" office:value-type="float" office:value="0" calcext:value-type="float">
            <text:p>0</text:p>
          </table:table-cell>
          <table:table-cell table:style-name="ce81" table:number-columns-repeated="1018"/>
        </table:table-row>
        <table:table-row table:style-name="ro31" table:visibility="collapse">
          <table:table-cell table:style-name="ce81"/>
          <table:table-cell table:style-name="ce85"/>
          <table:table-cell table:style-name="ce90" table:formula="of:=COUNTIF([.C4:.C33];&quot;&gt;0&quot;)" office:value-type="float" office:value="0" calcext:value-type="float">
            <text:p>0</text:p>
          </table:table-cell>
          <table:table-cell table:style-name="ce94"/>
          <table:table-cell table:style-name="ce98"/>
          <table:table-cell/>
          <table:table-cell table:style-name="ce81" table:number-columns-repeated="1018"/>
        </table:table-row>
        <table:table-row table:style-name="ro34" table:number-rows-repeated="1048540">
          <table:table-cell table:number-columns-repeated="1024"/>
        </table:table-row>
        <table:table-row table:style-name="ro34">
          <table:table-cell table:number-columns-repeated="1024"/>
        </table:table-row>
        <calcext:conditional-formats>
          <calcext:conditional-format calcext:target-range-address="Данные.C4:Данные.E33">
            <calcext:condition calcext:apply-style-name="Default" calcext:value="&gt;-1" calcext:base-cell-address="Данные.C4"/>
            <calcext:condition calcext:apply-style-name="Excel_CondFormat_2_1_2" calcext:value="&gt;0" calcext:base-cell-address="Данные.C4"/>
          </calcext:conditional-format>
        </calcext:conditional-formats>
      </table:table>
      <table:table table:name="1 уровень" table:style-name="ta6">
        <office:forms form:automatic-focus="false" form:apply-design-mode="false"/>
        <table:table-column table:style-name="co9" table:default-cell-style-name="ce101"/>
        <table:table-column table:style-name="co10" table:default-cell-style-name="ce101"/>
        <table:table-column table:style-name="co11" table:default-cell-style-name="ce101"/>
        <table:table-column table:style-name="co16" table:default-cell-style-name="ce101"/>
        <table:table-column table:style-name="co17" table:visibility="collapse" table:default-cell-style-name="ce101"/>
        <table:table-column table:style-name="co18" table:default-cell-style-name="ce101"/>
        <table:table-column table:style-name="co7" table:number-columns-repeated="251" table:default-cell-style-name="ce101"/>
        <table:table-column table:style-name="co7" table:number-columns-repeated="767" table:default-cell-style-name="Default"/>
        <table:table-row table:style-name="ro35">
          <table:table-cell/>
          <table:table-cell table:style-name="ce108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108"/>
          <table:table-cell table:number-columns-repeated="1021"/>
        </table:table-row>
        <table:table-row table:style-name="ro6">
          <table:table-cell/>
          <table:table-cell table:style-name="ce109"/>
          <table:table-cell table:style-name="ce125" office:value-type="string" calcext:value-type="string">
            <text:p>Дата</text:p>
          </table:table-cell>
          <table:table-cell table:style-name="ce141" table:formula="of:=[.C2]-30" office:value-type="string" office:string-value="" calcext:value-type="error">
            <text:p>#ЗНАЧЕН!</text:p>
          </table:table-cell>
          <table:table-cell table:number-columns-repeated="1020"/>
        </table:table-row>
        <table:table-row table:style-name="ro7">
          <table:table-cell table:style-name="ce102" office:value-type="float" office:value="1" calcext:value-type="float">
            <text:p>1</text:p>
          </table:table-cell>
          <table:table-cell table:style-name="ce110" office:value-type="string" calcext:value-type="string">
            <text:p>Параметры</text:p>
          </table:table-cell>
          <table:table-cell table:style-name="ce126" office:value-type="string" calcext:value-type="string">
            <text:p>Значения</text:p>
          </table:table-cell>
          <table:table-cell table:number-columns-repeated="1021"/>
        </table:table-row>
        <table:table-row table:style-name="ro7">
          <table:table-cell table:style-name="ce103"/>
          <table:table-cell table:style-name="ce111" office:value-type="string" calcext:value-type="string">
            <text:p>Выпуск ЦБ / ISIN</text:p>
          </table:table-cell>
          <table:table-cell table:style-name="ce127" office:value-type="string" calcext:value-type="string">
            <text:p>Тикер</text:p>
          </table:table-cell>
          <table:table-cell table:number-columns-repeated="1021"/>
        </table:table-row>
        <table:table-row table:style-name="ro7">
          <table:table-cell table:style-name="ce103"/>
          <table:table-cell table:style-name="ce111" office:value-type="string" calcext:value-type="string">
            <text:p>Эмитент</text:p>
          </table:table-cell>
          <table:table-cell table:style-name="ce127" office:value-type="string" calcext:value-type="string">
            <text:p>Банк России </text:p>
          </table:table-cell>
          <table:table-cell table:number-columns-repeated="1021"/>
        </table:table-row>
        <table:table-row table:style-name="ro7">
          <table:table-cell table:style-name="ce103"/>
          <table:table-cell table:style-name="ce111" office:value-type="string" calcext:value-type="string">
            <text:p>Объем выпуска шт.</text:p>
          </table:table-cell>
          <table:table-cell table:style-name="ce128" office:value-type="float" office:value="500000000" calcext:value-type="float">
            <text:p>500 000 000</text:p>
          </table:table-cell>
          <table:table-cell table:number-columns-repeated="1021"/>
        </table:table-row>
        <table:table-row table:style-name="ro36">
          <table:table-cell table:style-name="ce103"/>
          <table:table-cell table:style-name="ce111" office:value-type="string" calcext:value-type="string">
            <text:p>Основной рынок:</text:p>
          </table:table-cell>
          <table:table-cell table:style-name="ce129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9">
          <table:table-cell table:style-name="ce104"/>
          <table:table-cell table:style-name="ce112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112"/>
          <table:table-cell table:number-columns-repeated="1021"/>
        </table:table-row>
        <table:table-row table:style-name="ro10">
          <table:table-cell table:style-name="ce105" office:value-type="float" office:value="2" calcext:value-type="float">
            <text:p>2</text:p>
          </table:table-cell>
          <table:table-cell table:style-name="ce113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113"/>
          <table:table-cell table:number-columns-repeated="1021"/>
        </table:table-row>
        <table:table-row table:style-name="ro37">
          <table:table-cell table:style-name="ce106"/>
          <table:table-cell table:style-name="ce114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130" office:value-type="string" calcext:value-type="string">
            <text:p>Значение</text:p>
          </table:table-cell>
          <table:table-cell table:style-name="ce142"/>
          <table:table-cell/>
          <table:table-cell table:style-name="ce142"/>
          <table:table-cell table:number-columns-repeated="1018"/>
        </table:table-row>
        <table:table-row table:style-name="ro36">
          <table:table-cell table:style-name="ce106"/>
          <table:table-cell table:style-name="ce115" office:value-type="string" calcext:value-type="string">
            <text:p>Активный рынок, 1-й уровень исходных данных: (ДА/НЕТ)</text:p>
          </table:table-cell>
          <table:table-cell table:style-name="ce131" table:formula="of:=IF(AND([.C12]&gt;4;[.C13]&gt;9;[.C14]&gt;0.0999);&quot;ДА&quot;;&quot;НЕТ&quot;)" office:value-type="string" office:string-value="НЕТ" calcext:value-type="string">
            <text:p>НЕТ</text:p>
          </table:table-cell>
          <table:table-cell table:style-name="ce143" office:value-type="string" calcext:value-type="string">
            <text:p><text:s/>Неправильные расчёты!</text:p>
          </table:table-cell>
          <table:table-cell table:style-name="Default"/>
          <table:table-cell table:style-name="ce142"/>
          <table:table-cell table:number-columns-repeated="1018"/>
        </table:table-row>
        <table:table-row table:style-name="ro13">
          <table:table-cell table:style-name="ce106"/>
          <table:table-cell table:style-name="ce116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132" table:formula="of:=[$Данные.C35]" office:value-type="float" office:value="0" calcext:value-type="float">
            <text:p>0</text:p>
          </table:table-cell>
          <table:table-cell table:style-name="Default"/>
          <table:table-cell table:style-name="ce144" office:value-type="float" office:value="0" calcext:value-type="float">
            <text:p>0</text:p>
          </table:table-cell>
          <table:table-cell table:number-columns-repeated="1019"/>
        </table:table-row>
        <table:table-row table:style-name="ro12">
          <table:table-cell table:style-name="ce106"/>
          <table:table-cell table:style-name="ce116" office:value-type="string" calcext:value-type="string">
            <text:p>Количество совершенных сделок (не менее 10), шт.</text:p>
          </table:table-cell>
          <table:table-cell table:style-name="ce133" table:formula="of:=[$Данные.C34]" office:value-type="float" office:value="0" calcext:value-type="float">
            <text:p>0</text:p>
          </table:table-cell>
          <table:table-cell table:style-name="Default"/>
          <table:table-cell table:style-name="ce144" office:value-type="float" office:value="0" calcext:value-type="float">
            <text:p>0</text:p>
          </table:table-cell>
          <table:table-cell table:number-columns-repeated="1019"/>
        </table:table-row>
        <table:table-row table:style-name="ro13">
          <table:table-cell table:style-name="ce106"/>
          <table:table-cell table:style-name="ce116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134" table:formula="of:=[$Данные.F34]/[$'1 уровень'.C6]*100" office:value-type="float" office:value="0" calcext:value-type="float">
            <text:p>0,00</text:p>
          </table:table-cell>
          <table:table-cell table:style-name="Default"/>
          <table:table-cell table:style-name="ce145" office:value-type="float" office:value="0" calcext:value-type="float">
            <text:p>0,0000</text:p>
          </table:table-cell>
          <table:table-cell table:style-name="ce142"/>
          <table:table-cell table:number-columns-repeated="1018"/>
        </table:table-row>
        <table:table-row table:style-name="ro12">
          <table:table-cell table:style-name="ce106"/>
          <table:table-cell table:style-name="ce117" office:value-type="string" calcext:value-type="string">
            <text:p>Справедливая стоимость ценной бумаги руб.</text:p>
          </table:table-cell>
          <table:table-cell table:style-name="ce135" table:formula="of:=IF([.C11]=&quot;ДА&quot;;[$Данные.H4]*10;0)" office:value-type="float" office:value="0" calcext:value-type="float">
            <text:p>0,00</text:p>
          </table:table-cell>
          <table:table-cell table:style-name="Default"/>
          <table:table-cell table:style-name="ce144" office:value-type="float" office:value="0" calcext:value-type="float">
            <text:p>0</text:p>
          </table:table-cell>
          <table:table-cell table:style-name="ce142"/>
          <table:table-cell table:number-columns-repeated="1018"/>
        </table:table-row>
        <table:table-row table:style-name="ro14">
          <table:table-cell table:style-name="ce105" office:value-type="float" office:value="3" calcext:value-type="float">
            <text:p>3</text:p>
          </table:table-cell>
          <table:table-cell table:style-name="ce118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136"/>
          <table:table-cell table:number-columns-repeated="1021"/>
        </table:table-row>
        <table:table-row table:style-name="ro15">
          <table:table-cell table:style-name="ce107"/>
          <table:table-cell table:style-name="ce119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137"/>
          <table:table-cell table:number-columns-repeated="1021"/>
        </table:table-row>
        <table:table-row table:style-name="ro38">
          <table:table-cell table:style-name="ce106" office:value-type="float" office:value="4" calcext:value-type="float">
            <text:p>4</text:p>
          </table:table-cell>
          <table:table-cell table:style-name="ce120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120"/>
          <table:table-cell table:number-columns-repeated="1021"/>
        </table:table-row>
        <table:table-row table:style-name="ro7">
          <table:table-cell table:style-name="ce106"/>
          <table:table-cell table:style-name="ce121" office:value-type="string" calcext:value-type="string">
            <text:p>Невыполнение одного из критериев активности рынка: (ДА/НЕТ)</text:p>
          </table:table-cell>
          <table:table-cell table:style-name="ce138"/>
          <table:table-cell table:number-columns-repeated="1021"/>
        </table:table-row>
        <table:table-row table:style-name="ro12">
          <table:table-cell table:style-name="ce106"/>
          <table:table-cell table:style-name="ce122" office:value-type="string" calcext:value-type="string">
            <text:p>Корректировка на низкую активность рынка</text:p>
          </table:table-cell>
          <table:table-cell table:style-name="ce134"/>
          <table:table-cell table:number-columns-repeated="1021"/>
        </table:table-row>
        <table:table-row table:style-name="ro17">
          <table:table-cell table:style-name="ce103"/>
          <table:table-cell table:style-name="ce117" office:value-type="string" calcext:value-type="string">
            <text:p>Справедливая стоимость ценной бумаги руб.</text:p>
          </table:table-cell>
          <table:table-cell table:style-name="ce139"/>
          <table:table-cell table:number-columns-repeated="1021"/>
        </table:table-row>
        <table:table-row table:style-name="ro18">
          <table:table-cell table:style-name="ce105" office:value-type="float" office:value="5" calcext:value-type="float">
            <text:p>5</text:p>
          </table:table-cell>
          <table:table-cell table:style-name="ce123" office:value-type="string" calcext:value-type="string" table:number-columns-spanned="2" table:number-rows-spanned="1">
            <text:p><text:span text:style-name="T4">Исходные данные 2-го уровня (Цена аналогичной ЦБ на активном рынке, определенная </text:span><text:span text:style-name="T5">рыночным</text:span><text:span text:style-name="T6"> методом)</text:span></text:p>
          </table:table-cell>
          <table:covered-table-cell table:style-name="ce123"/>
          <table:table-cell table:number-columns-repeated="1021"/>
        </table:table-row>
        <table:table-row table:style-name="ro19">
          <table:table-cell table:style-name="ce106"/>
          <table:table-cell table:style-name="ce116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130"/>
          <table:table-cell table:number-columns-repeated="1021"/>
        </table:table-row>
        <table:table-row table:style-name="ro15">
          <table:table-cell table:style-name="ce107"/>
          <table:table-cell table:style-name="ce124" office:value-type="string" calcext:value-type="string">
            <text:p>Принимаемая Справедливая стоимость ценной бумаги руб.</text:p>
          </table:table-cell>
          <table:table-cell table:style-name="ce140"/>
          <table:table-cell table:number-columns-repeated="1021"/>
        </table:table-row>
        <table:table-row table:style-name="ro20">
          <table:table-cell table:style-name="ce106" office:value-type="float" office:value="6" calcext:value-type="float">
            <text:p>6</text:p>
          </table:table-cell>
          <table:table-cell table:style-name="ce120" office:value-type="string" calcext:value-type="string" table:number-columns-spanned="2" table:number-rows-spanned="1">
            <text:p><text:span text:style-name="T4">Исходные данные 3-го уровня (Цена аналогичной ЦБ на активном рынке, определенная </text:span><text:span text:style-name="T5">доходным</text:span><text:span text:style-name="T6"> методом)</text:span></text:p>
          </table:table-cell>
          <table:covered-table-cell table:style-name="ce120"/>
          <table:table-cell table:number-columns-repeated="1021"/>
        </table:table-row>
        <table:table-row table:style-name="ro21">
          <table:table-cell table:style-name="ce106"/>
          <table:table-cell table:style-name="ce116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130"/>
          <table:table-cell table:number-columns-repeated="1021"/>
        </table:table-row>
        <table:table-row table:style-name="ro15">
          <table:table-cell table:style-name="ce107"/>
          <table:table-cell table:style-name="ce124" office:value-type="string" calcext:value-type="string">
            <text:p>Принимаемая Справедливая стоимость ценной бумаги руб.</text:p>
          </table:table-cell>
          <table:table-cell table:style-name="ce140"/>
          <table:table-cell table:number-columns-repeated="1021"/>
        </table:table-row>
        <table:table-row table:style-name="ro22">
          <table:table-cell table:style-name="ce105" office:value-type="float" office:value="7" calcext:value-type="float">
            <text:p>7</text:p>
          </table:table-cell>
          <table:table-cell table:style-name="ce123" office:value-type="string" calcext:value-type="string" table:number-columns-spanned="2" table:number-rows-spanned="1">
            <text:p><text:span text:style-name="T4">Исходные данные 3-го уровня (Цена аналогичной ЦБ на активном рынке, определенная </text:span><text:span text:style-name="T5">затратным</text:span><text:span text:style-name="T6"> методом)</text:span></text:p>
          </table:table-cell>
          <table:covered-table-cell table:style-name="ce123"/>
          <table:table-cell table:number-columns-repeated="1021"/>
        </table:table-row>
        <table:table-row table:style-name="ro21">
          <table:table-cell table:style-name="ce106"/>
          <table:table-cell table:style-name="ce116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130"/>
          <table:table-cell table:number-columns-repeated="1021"/>
        </table:table-row>
        <table:table-row table:style-name="ro15">
          <table:table-cell table:style-name="ce107"/>
          <table:table-cell table:style-name="ce124" office:value-type="string" calcext:value-type="string">
            <text:p>Принимаемая Справедливая стоимость ценной бумаги руб.</text:p>
          </table:table-cell>
          <table:table-cell table:style-name="ce140"/>
          <table:table-cell table:number-columns-repeated="1021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3" table:number-rows-repeated="1048538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'1 уровень'.C11:'1 уровень'.C11">
            <calcext:condition calcext:apply-style-name="Excel_CondFormat_2_1_1" calcext:value="formula-is(NOT(ISERROR(SEARCH(&quot;НЕТ&quot;;[.C11]))))" calcext:base-cell-address="'1 уровень'.C11"/>
            <calcext:condition calcext:apply-style-name="Excel_CondFormat_2_1_2" calcext:value="formula-is(NOT(ISERROR(SEARCH(&quot;ДА&quot;;[.C11]))))" calcext:base-cell-address="'1 уровень'.C11"/>
          </calcext:conditional-format>
          <calcext:conditional-format calcext:target-range-address="'1 уровень'.D11:'1 уровень'.D11">
            <calcext:condition calcext:apply-style-name="Excel_CondFormat_4_2_1" calcext:value="formula-is(IF(OR(NOT([.$C$12]=[.$E$12]);NOT([.$C$13]=[.$E$13]);NOT((ROUND([.$C$14];2)=[.$E$14]));NOT([.$C$15]=[.$E$15]))))" calcext:base-cell-address="'1 уровень'.D11"/>
          </calcext:conditional-format>
        </calcext:conditional-formats>
      </table:table>
      <table:table table:name="Эмиссия" table:style-name="ta3"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7" table:number-columns-repeated="254" table:default-cell-style-name="ce23"/>
        <table:table-column table:style-name="co7" table:number-columns-repeated="767" table:default-cell-style-name="Default"/>
        <table:table-row table:style-name="ro24">
          <table:table-cell/>
          <table:table-cell table:style-name="ce30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0"/>
          <table:table-cell table:number-columns-repeated="1021"/>
        </table:table-row>
        <table:table-row table:style-name="ro25">
          <table:table-cell/>
          <table:table-cell table:style-name="ce31"/>
          <table:table-cell table:style-name="ce68" table:formula="of:=[$'1 уровень'.C2]" office:value-type="string" office:string-value="Дата" calcext:value-type="string">
            <text:p>Дата</text:p>
          </table:table-cell>
          <table:table-cell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Параметры</text:p>
          </table:table-cell>
          <table:table-cell table:style-name="ce48" office:value-type="string" calcext:value-type="string">
            <text:p>Значения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Выпуск ЦБ / ISIN</text:p>
          </table:table-cell>
          <table:table-cell table:style-name="ce69" table:formula="of:=[$'1 уровень'.C4]" office:value-type="string" office:string-value="Тикер" calcext:value-type="string">
            <text:p>Тикер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Эмитент</text:p>
          </table:table-cell>
          <table:table-cell table:style-name="ce69" table:formula="of:=[$'1 уровень'.C5]" office:value-type="string" office:string-value="Банк России " calcext:value-type="string">
            <text:p>Банк России 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бъем выпуска шт.</text:p>
          </table:table-cell>
          <table:table-cell table:style-name="ce70" table:formula="of:=[$'1 уровень'.C6]" office:value-type="float" office:value="500000000" calcext:value-type="float">
            <text:p>500 000 000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сновной рынок:</text:p>
          </table:table-cell>
          <table:table-cell table:style-name="ce71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9">
          <table:table-cell table:style-name="ce26"/>
          <table:table-cell table:style-name="ce34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34"/>
          <table:table-cell table:number-columns-repeated="1021"/>
        </table:table-row>
        <table:table-row table:style-name="ro10">
          <table:table-cell table:style-name="ce28" office:value-type="float" office:value="2" calcext:value-type="float">
            <text:p>2</text:p>
          </table:table-cell>
          <table:table-cell table:style-name="ce67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67"/>
          <table:table-cell table:number-columns-repeated="1021"/>
        </table:table-row>
        <table:table-row table:style-name="ro13">
          <table:table-cell table:style-name="ce28"/>
          <table:table-cell table:style-name="ce36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2" office:value-type="string" calcext:value-type="string">
            <text:p>Значение</text:p>
          </table:table-cell>
          <table:table-cell table:number-columns-repeated="1021"/>
        </table:table-row>
        <table:table-row table:style-name="ro7">
          <table:table-cell table:style-name="ce28"/>
          <table:table-cell table:style-name="ce37" office:value-type="string" calcext:value-type="string">
            <text:p>Активный рынок, 1-й уровень исходных данных: (ДА/НЕТ)</text:p>
          </table:table-cell>
          <table:table-cell table:style-name="ce72" table:formula="of:=[$'1 уровень'.C11]" office:value-type="string" office:string-value="НЕТ" calcext:value-type="string">
            <text:p>НЕТ</text:p>
          </table:table-cell>
          <table:table-cell table:number-columns-repeated="1021"/>
        </table:table-row>
        <table:table-row table:style-name="ro26">
          <table:table-cell table:style-name="ce28"/>
          <table:table-cell table:style-name="ce38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54" table:formula="of:=[$'1 уровень'.C12]" office:value-type="float" office:value="0" calcext:value-type="float">
            <text:p>0</text:p>
          </table:table-cell>
          <table:table-cell table:number-columns-repeated="1021"/>
        </table:table-row>
        <table:table-row table:style-name="ro12">
          <table:table-cell table:style-name="ce28"/>
          <table:table-cell table:style-name="ce38" office:value-type="string" calcext:value-type="string">
            <text:p>Количество совершенных сделок (не менее 10), шт.</text:p>
          </table:table-cell>
          <table:table-cell table:style-name="ce54" table:formula="of:=[$'1 уровень'.C13]" office:value-type="float" office:value="0" calcext:value-type="float">
            <text:p>0</text:p>
          </table:table-cell>
          <table:table-cell table:number-columns-repeated="1021"/>
        </table:table-row>
        <table:table-row table:style-name="ro26">
          <table:table-cell table:style-name="ce28"/>
          <table:table-cell table:style-name="ce38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55" table:formula="of:=[$'1 уровень'.C14]" office:value-type="float" office:value="0" calcext:value-type="float">
            <text:p>0,00</text:p>
          </table:table-cell>
          <table:table-cell table:number-columns-repeated="1021"/>
        </table:table-row>
        <table:table-row table:style-name="ro15">
          <table:table-cell table:style-name="ce28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[$'1 уровень'.C15]" office:value-type="float" office:value="0" calcext:value-type="float">
            <text:p>0,00</text:p>
          </table:table-cell>
          <table:table-cell table:number-columns-repeated="1021"/>
        </table:table-row>
        <table:table-row table:style-name="ro14">
          <table:table-cell table:style-name="ce27" office:value-type="float" office:value="3" calcext:value-type="float">
            <text:p>3</text:p>
          </table:table-cell>
          <table:table-cell table:style-name="ce40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73" office:value-type="string" calcext:value-type="string">
            <text:p>-</text:p>
          </table:table-cell>
          <table:table-cell table:number-columns-repeated="1021"/>
        </table:table-row>
        <table:table-row table:style-name="ro15">
          <table:table-cell table:style-name="ce29"/>
          <table:table-cell table:style-name="ce41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74" office:value-type="string" calcext:value-type="string">
            <text:p>-</text:p>
          </table:table-cell>
          <table:table-cell table:number-columns-repeated="1021"/>
        </table:table-row>
        <table:table-row table:style-name="ro27"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2"/>
          <table:table-cell table:number-columns-repeated="1021"/>
        </table:table-row>
        <table:table-row table:style-name="ro7">
          <table:table-cell table:style-name="ce28"/>
          <table:table-cell table:style-name="ce43" office:value-type="string" calcext:value-type="string">
            <text:p>Невыполнение одного из критериев активности рынка: (ДА/НЕТ)</text:p>
          </table:table-cell>
          <table:table-cell table:style-name="ce59" office:value-type="string" calcext:value-type="string">
            <text:p>-</text:p>
          </table:table-cell>
          <table:table-cell table:number-columns-repeated="1021"/>
        </table:table-row>
        <table:table-row table:style-name="ro12">
          <table:table-cell table:style-name="ce28"/>
          <table:table-cell table:style-name="ce44" office:value-type="string" calcext:value-type="string">
            <text:p>Корректировка на низкую активность рынка</text:p>
          </table:table-cell>
          <table:table-cell table:style-name="ce55" office:value-type="string" calcext:value-type="string">
            <text:p>-</text:p>
          </table:table-cell>
          <table:table-cell table:number-columns-repeated="1021"/>
        </table:table-row>
        <table:table-row table:style-name="ro17">
          <table:table-cell table:style-name="ce25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office:value-type="string" calcext:value-type="string">
            <text:p>-</text:p>
          </table:table-cell>
          <table:table-cell table:number-columns-repeated="1021"/>
        </table:table-row>
        <table:table-row table:style-name="ro18">
          <table:table-cell table:style-name="ce27" office:value-type="float" office:value="5" calcext:value-type="float">
            <text:p>5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19">
          <table:table-cell table:style-name="ce28"/>
          <table:table-cell table:style-name="ce38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0"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2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2">
          <table:table-cell table:style-name="ce27" office:value-type="float" office:value="7" calcext:value-type="float">
            <text:p>7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3" table:number-rows-repeated="1048538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Эмиссия.C11:Эмиссия.C11">
            <calcext:condition calcext:apply-style-name="Excel_CondFormat_3_1_1" calcext:value="formula-is(NOT(ISERROR(SEARCH(&quot;НЕТ&quot;;[.C11]))))" calcext:base-cell-address="Эмиссия.C11"/>
            <calcext:condition calcext:apply-style-name="Excel_CondFormat_3_1_2" calcext:value="formula-is(NOT(ISERROR(SEARCH(&quot;ДА&quot;;[.C11]))))" calcext:base-cell-address="Эмиссия.C11"/>
          </calcext:conditional-format>
        </calcext:conditional-formats>
      </table:table>
      <table:table table:name="2 уровень" table:style-name="ta4"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" table:visibility="collapse" table:default-cell-style-name="ce23"/>
        <table:table-column table:style-name="co7" table:number-columns-repeated="253" table:default-cell-style-name="ce23"/>
        <table:table-column table:style-name="co7" table:number-columns-repeated="767" table:default-cell-style-name="Default"/>
        <table:table-row table:style-name="ro24">
          <table:table-cell/>
          <table:table-cell table:style-name="ce30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0"/>
          <table:table-cell table:number-columns-repeated="1021"/>
        </table:table-row>
        <table:table-row table:style-name="ro6">
          <table:table-cell/>
          <table:table-cell table:style-name="ce31"/>
          <table:table-cell table:style-name="ce68" table:formula="of:=[$'1 уровень'.C2]" office:value-type="string" office:string-value="Дата" calcext:value-type="string">
            <text:p>Дата</text:p>
          </table:table-cell>
          <table:table-cell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Параметры</text:p>
          </table:table-cell>
          <table:table-cell table:style-name="ce48" office:value-type="string" calcext:value-type="string">
            <text:p>Значения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Выпуск ЦБ / ISIN</text:p>
          </table:table-cell>
          <table:table-cell table:style-name="ce69" table:formula="of:=[$'1 уровень'.C4]" office:value-type="string" office:string-value="Тикер" calcext:value-type="string">
            <text:p>Тикер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Эмитент</text:p>
          </table:table-cell>
          <table:table-cell table:style-name="ce69" table:formula="of:=[$'1 уровень'.C5]" office:value-type="string" office:string-value="Банк России " calcext:value-type="string">
            <text:p>Банк России 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бъем выпуска шт.</text:p>
          </table:table-cell>
          <table:table-cell table:style-name="ce70" table:formula="of:=[$'1 уровень'.C6]" office:value-type="float" office:value="500000000" calcext:value-type="float">
            <text:p>500 000 000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сновной рынок:</text:p>
          </table:table-cell>
          <table:table-cell table:style-name="ce71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9">
          <table:table-cell table:style-name="ce26"/>
          <table:table-cell table:style-name="ce34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34"/>
          <table:table-cell table:number-columns-repeated="1021"/>
        </table:table-row>
        <table:table-row table:style-name="ro10">
          <table:table-cell table:style-name="ce28" office:value-type="float" office:value="2" calcext:value-type="float">
            <text:p>2</text:p>
          </table:table-cell>
          <table:table-cell table:style-name="ce67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67"/>
          <table:table-cell table:number-columns-repeated="1021"/>
        </table:table-row>
        <table:table-row table:style-name="ro13">
          <table:table-cell table:style-name="ce28"/>
          <table:table-cell table:style-name="ce36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2" office:value-type="string" calcext:value-type="string">
            <text:p>Значение</text:p>
          </table:table-cell>
          <table:table-cell table:number-columns-repeated="1021"/>
        </table:table-row>
        <table:table-row table:style-name="ro7">
          <table:table-cell table:style-name="ce28"/>
          <table:table-cell table:style-name="ce38" office:value-type="string" calcext:value-type="string">
            <text:p>Активный рынок, 1-й уровень исходных данных: (ДА/НЕТ)</text:p>
          </table:table-cell>
          <table:table-cell table:style-name="ce75" table:formula="of:=[$'1 уровень'.C11]" office:value-type="string" office:string-value="НЕТ" calcext:value-type="string">
            <text:p>НЕТ</text:p>
          </table:table-cell>
          <table:table-cell table:number-columns-repeated="1021"/>
        </table:table-row>
        <table:table-row table:style-name="ro26">
          <table:table-cell table:style-name="ce28"/>
          <table:table-cell table:style-name="ce38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54" table:formula="of:=[$'1 уровень'.C12]" office:value-type="float" office:value="0" calcext:value-type="float">
            <text:p>0</text:p>
          </table:table-cell>
          <table:table-cell table:formula="of:=IF([.C12]&gt;4;1;0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8"/>
          <table:table-cell table:style-name="ce38" office:value-type="string" calcext:value-type="string">
            <text:p>Количество совершенных сделок (не менее 10), шт.</text:p>
          </table:table-cell>
          <table:table-cell table:style-name="ce54" table:formula="of:=[$'1 уровень'.C13]" office:value-type="float" office:value="0" calcext:value-type="float">
            <text:p>0</text:p>
          </table:table-cell>
          <table:table-cell table:formula="of:=IF([.C13]&gt;9;1;0)" office:value-type="float" office:value="0" calcext:value-type="float">
            <text:p>0</text:p>
          </table:table-cell>
          <table:table-cell table:number-columns-repeated="1020"/>
        </table:table-row>
        <table:table-row table:style-name="ro26">
          <table:table-cell table:style-name="ce28"/>
          <table:table-cell table:style-name="ce38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55" table:formula="of:=[$'1 уровень'.C14]" office:value-type="float" office:value="0" calcext:value-type="float">
            <text:p>0,00</text:p>
          </table:table-cell>
          <table:table-cell table:formula="of:=IF([.C14]&gt;0.0999;1;0)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 table:style-name="ce28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[$'1 уровень'.C15]" office:value-type="float" office:value="0" calcext:value-type="float">
            <text:p>0,00</text:p>
          </table:table-cell>
          <table:table-cell table:formula="of:=[.D12]+[.D13]+[.D14]" office:value-type="float" office:value="0" calcext:value-type="float">
            <text:p>0</text:p>
          </table:table-cell>
          <table:table-cell table:number-columns-repeated="1020"/>
        </table:table-row>
        <table:table-row table:style-name="ro14">
          <table:table-cell table:style-name="ce27" office:value-type="float" office:value="3" calcext:value-type="float">
            <text:p>3</text:p>
          </table:table-cell>
          <table:table-cell table:style-name="ce40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57" office:value-type="string" calcext:value-type="string">
            <text:p>-</text:p>
          </table:table-cell>
          <table:table-cell table:number-columns-repeated="1021"/>
        </table:table-row>
        <table:table-row table:style-name="ro15">
          <table:table-cell table:style-name="ce29"/>
          <table:table-cell table:style-name="ce41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58" office:value-type="string" calcext:value-type="string">
            <text:p>-</text:p>
          </table:table-cell>
          <table:table-cell table:number-columns-repeated="1021"/>
        </table:table-row>
        <table:table-row table:style-name="ro28"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2"/>
          <table:table-cell table:number-columns-repeated="1021"/>
        </table:table-row>
        <table:table-row table:style-name="ro7">
          <table:table-cell table:style-name="ce28"/>
          <table:table-cell table:style-name="ce43" office:value-type="string" calcext:value-type="string">
            <text:p>Невыполнение одного из критериев активности рынка: (ДА/НЕТ)</text:p>
          </table:table-cell>
          <table:table-cell table:style-name="ce76" table:formula="of:=IF([.D15]=2;&quot;ДА&quot;;&quot;НЕТ&quot;)" office:value-type="string" office:string-value="НЕТ" calcext:value-type="string">
            <text:p>НЕТ</text:p>
          </table:table-cell>
          <table:table-cell table:number-columns-repeated="1021"/>
        </table:table-row>
        <table:table-row table:style-name="ro12">
          <table:table-cell table:style-name="ce28"/>
          <table:table-cell table:style-name="ce44" office:value-type="string" calcext:value-type="string">
            <text:p>Корректировка на низкую активность рынка</text:p>
          </table:table-cell>
          <table:table-cell table:style-name="ce55" office:value-type="float" office:value="0.99" calcext:value-type="float">
            <text:p>0,99</text:p>
          </table:table-cell>
          <table:table-cell table:number-columns-repeated="1021"/>
        </table:table-row>
        <table:table-row table:style-name="ro17">
          <table:table-cell table:style-name="ce25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IF([.C19]=&quot;ДА&quot;;[$Данные.E4]*10*0.99;&quot;-&quot;)" office:value-type="string" office:string-value="-" calcext:value-type="string">
            <text:p>-</text:p>
          </table:table-cell>
          <table:table-cell table:number-columns-repeated="1021"/>
        </table:table-row>
        <table:table-row table:style-name="ro18">
          <table:table-cell table:style-name="ce27" office:value-type="float" office:value="5" calcext:value-type="float">
            <text:p>5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19">
          <table:table-cell table:style-name="ce28"/>
          <table:table-cell table:style-name="ce38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58"/>
          <table:table-cell table:number-columns-repeated="1021"/>
        </table:table-row>
        <table:table-row table:style-name="ro20"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2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2">
          <table:table-cell table:style-name="ce27" office:value-type="float" office:value="7" calcext:value-type="float">
            <text:p>7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3" table:number-rows-repeated="1048538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'2 уровень'.C11:'2 уровень'.C11">
            <calcext:condition calcext:apply-style-name="Excel_CondFormat_4_1_1" calcext:value="formula-is(NOT(ISERROR(SEARCH(&quot;НЕТ&quot;;[.C11]))))" calcext:base-cell-address="'2 уровень'.C11"/>
            <calcext:condition calcext:apply-style-name="Excel_CondFormat_4_1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2_1" calcext:value="formula-is(NOT(ISERROR(SEARCH(&quot;НЕТ&quot;;[.C19]))))" calcext:base-cell-address="'2 уровень'.C19"/>
            <calcext:condition calcext:apply-style-name="Excel_CondFormat_4_2_2" calcext:value="formula-is(NOT(ISERROR(SEARCH(&quot;ДА&quot;;[.C19]))))" calcext:base-cell-address="'2 уровень'.C19"/>
          </calcext:conditional-format>
          <calcext:conditional-format calcext:target-range-address="'2 уровень'.C11:'2 уровень'.C11">
            <calcext:condition calcext:apply-style-name="Excel_CondFormat_4_3_1" calcext:value="formula-is(NOT(ISERROR(SEARCH(&quot;НЕТ&quot;;[.C11]))))" calcext:base-cell-address="'2 уровень'.C11"/>
            <calcext:condition calcext:apply-style-name="Excel_CondFormat_4_3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4_1" calcext:value="formula-is(NOT(ISERROR(SEARCH(&quot;НЕТ&quot;;[.C19]))))" calcext:base-cell-address="'2 уровень'.C19"/>
            <calcext:condition calcext:apply-style-name="Excel_CondFormat_4_4_2" calcext:value="formula-is(NOT(ISERROR(SEARCH(&quot;ДА&quot;;[.C19]))))" calcext:base-cell-address="'2 уровень'.C19"/>
          </calcext:conditional-format>
        </calcext:conditional-formats>
      </table:table>
      <table:named-expressions/>
      <table:database-ranges>
        <table:database-range table:name="__Anonymous_Sheet_DB__0" table:target-range-address="Данные.G4:Данные.I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3" loext:min-decimal-places="3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4" loext:min-decimal-places="4" number:min-integer-digits="1" number:grouping="true"/>
    </number:number-style>
    <number:number-style style:name="N120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Linux Libertine O" style:font-family-asian="'Linux Libertine O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ext-properties fo:color="#ff0000"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ext-properties fo:color="#008000" fo:font-size="11pt" style:font-size-asian="11pt" style:font-size-complex="11pt"/>
    </style:style>
    <style:style style:name="Excel_5f_CondFormat_5f_3_5f_1_5f_1" style:display-name="Excel_CondFormat_3_1_1" style:family="table-cell" style:parent-style-name="Default">
      <style:text-properties fo:color="#ff0000" fo:font-size="11pt" style:font-size-asian="11pt" style:font-size-complex="11pt"/>
    </style:style>
    <style:style style:name="Excel_5f_CondFormat_5f_3_5f_1_5f_2" style:display-name="Excel_CondFormat_3_1_2" style:family="table-cell" style:parent-style-name="Default">
      <style:text-properties fo:color="#008000"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1_5f_2" style:display-name="Excel_CondFormat_4_1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2_5f_1" style:display-name="Excel_CondFormat_4_2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2_5f_2" style:display-name="Excel_CondFormat_4_2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3_5f_1" style:display-name="Excel_CondFormat_4_3_1" style:family="table-cell" style:parent-style-name="Default">
      <style:text-properties fo:color="#ff0000" fo:font-size="11pt" style:font-size-asian="11pt" style:font-size-complex="11pt"/>
    </style:style>
    <style:style style:name="Excel_5f_CondFormat_5f_4_5f_3_5f_2" style:display-name="Excel_CondFormat_4_3_2" style:family="table-cell" style:parent-style-name="Default">
      <style:text-properties fo:color="#008000" fo:font-size="11pt" style:font-size-asian="11pt" style:font-size-complex="11pt"/>
    </style:style>
    <style:style style:name="Excel_5f_CondFormat_5f_4_5f_4_5f_1" style:display-name="Excel_CondFormat_4_4_1" style:family="table-cell" style:parent-style-name="Default">
      <style:text-properties fo:color="#ff0000" fo:font-size="11pt" style:font-size-asian="11pt" style:font-size-complex="11pt"/>
    </style:style>
    <style:style style:name="Excel_5f_CondFormat_5f_4_5f_4_5f_2" style:display-name="Excel_CondFormat_4_4_2" style:family="table-cell" style:parent-style-name="Default">
      <style:text-properties fo:color="#008000" fo:font-size="11pt" style:font-size-asian="11pt" style:font-size-complex="11pt"/>
    </style:style>
    <draw:marker draw:name="Arrowhead_20_1" draw:display-name="Arrowhead 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" draw:display-name="Arrowhead 2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1.01mm" fo:margin-bottom="19mm" fo:margin-left="17.99mm" fo:margin-right="9mm" style:first-page-number="continue" loext:scale-to-X="1" loext:scale-to-Y="2" style:writing-mode="lr-tb"/>
      <style:header-style>
        <style:header-footer-properties fo:min-height="7.5mm" fo:margin-left="1.01mm" fo:margin-right="10mm" fo:margin-bottom="0mm"/>
      </style:header-style>
      <style:footer-style>
        <style:header-footer-properties fo:min-height="7.5mm" fo:margin-left="1.01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.00.0000</text:date>, <text:time style:data-style-name="N2" text:time-value="12:06:22.47565509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анные" style:display-name="PageStyle_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уровень" style:display-name="PageStyle_1 уровен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Эмиссия" style:display-name="PageStyle_Эмиссия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_20_уровень" style:display-name="PageStyle_2 уровен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Т</meta:initial-creator>
    <meta:creation-date>2019-03-01T15:14:52</meta:creation-date>
    <dc:date>2019-05-13T12:11:44.104707164</dc:date>
    <meta:editing-cycles>28</meta:editing-cycles>
    <meta:editing-duration>PT1H14M24S</meta:editing-duration>
    <meta:generator>LibreOffice/5.2.3.3$Linux_X86_64 LibreOffice_project/20m0$Build-3</meta:generator>
    <meta:document-statistic meta:table-count="4" meta:cell-count="379" meta:object-count="0"/>
  </office:meta>
</office:document-meta>
</file>